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OpenSymbol" svg:font-family="OpenSymbol"/>
    <style:font-face style:name="Tahoma1" svg:font-family="Tahoma"/>
    <style:font-face style:name="Arial1" svg:font-family="Arial" style:font-adornments="Gra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319cm" style:rel-column-width="39777*"/>
    </style:style>
    <style:style style:name="Tableau1.B" style:family="table-column">
      <style:table-column-properties style:column-width="6.682cm" style:rel-column-width="2575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4" style:family="table">
      <style:table-properties style:width="16.992cm" table:align="left"/>
    </style:style>
    <style:style style:name="Tableau4.A" style:family="table-column">
      <style:table-column-properties style:column-width="1.887cm"/>
    </style:style>
    <style:style style:name="Tableau4.B" style:family="table-column">
      <style:table-column-properties style:column-width="3.62cm"/>
    </style:style>
    <style:style style:name="Tableau4.C" style:family="table-column">
      <style:table-column-properties style:column-width="2cm"/>
    </style:style>
    <style:style style:name="Tableau4.D" style:family="table-column">
      <style:table-column-properties style:column-width="1.39cm"/>
    </style:style>
    <style:style style:name="Tableau4.E" style:family="table-column">
      <style:table-column-properties style:column-width="1.804cm"/>
    </style:style>
    <style:style style:name="Tableau4.F" style:family="table-column">
      <style:table-column-properties style:column-width="2.194cm"/>
    </style:style>
    <style:style style:name="Tableau4.G" style:family="table-column">
      <style:table-column-properties style:column-width="1.607cm"/>
    </style:style>
    <style:style style:name="Tableau4.H" style:family="table-column">
      <style:table-column-properties style:column-width="2.489cm"/>
    </style:style>
    <style:style style:name="Tableau4.1" style:family="table-row">
      <style:table-row-properties style:min-row-height="3.097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H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style:tab-stops>
          <style:tab-stop style:position="7.955cm"/>
        </style:tab-stops>
      </style:paragraph-properties>
    </style:style>
    <style:style style:name="P2" style:family="paragraph" style:parent-style-name="Standard" style:list-style-name="L1">
      <style:paragraph-properties>
        <style:tab-stops>
          <style:tab-stop style:position="7.955cm"/>
        </style:tab-stops>
      </style:paragraph-properties>
    </style:style>
    <style:style style:name="P3" style:family="paragraph" style:parent-style-name="Standard">
      <style:paragraph-properties>
        <style:tab-stops>
          <style:tab-stop style:position="7.955cm"/>
        </style:tab-stops>
      </style:paragraph-properties>
      <style:text-properties fo:background-color="transparent"/>
    </style:style>
    <style:style style:name="P4" style:family="paragraph" style:parent-style-name="Standard">
      <style:paragraph-properties>
        <style:tab-stops>
          <style:tab-stop style:position="0.97cm"/>
          <style:tab-stop style:position="7.955cm"/>
        </style:tab-stops>
      </style:paragraph-properties>
      <style:text-properties fo:font-weight="bold" officeooo:rsid="00380842" style:font-weight-asian="bold" style:font-weight-complex="bold"/>
    </style:style>
    <style:style style:name="P5" style:family="paragraph" style:parent-style-name="Standard">
      <style:paragraph-properties>
        <style:tab-stops>
          <style:tab-stop style:position="1.005cm"/>
          <style:tab-stop style:position="7.955cm"/>
        </style:tab-stops>
      </style:paragraph-properties>
    </style:style>
    <style:style style:name="P6" style:family="paragraph" style:parent-style-name="Table_20_Heading">
      <style:text-properties fo:font-weight="normal" officeooo:rsid="00375b4b" officeooo:paragraph-rsid="00375b4b" style:font-weight-asian="normal" style:font-weight-complex="normal" style:text-rotation-angle="90" style:text-rotation-scale="line-height"/>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Standard">
      <style:paragraph-properties>
        <style:tab-stops>
          <style:tab-stop style:position="7.955cm"/>
        </style:tab-stops>
      </style:paragraph-properties>
      <style:text-properties style:text-underline-style="solid" style:text-underline-width="auto" style:text-underline-color="font-color" fo:background-color="transparent"/>
    </style:style>
    <style:style style:name="P10"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2515" officeooo:paragraph-rsid="003d2515" fo:background-color="transparent"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d3600"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2d807"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75b4b" officeooo:paragraph-rsid="00375b4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2a8" officeooo:paragraph-rsid="0030e2a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0" style:family="paragraph" style:parent-style-name="Table_20_Contents">
      <style:text-properties fo:font-weight="normal" style:font-weight-asian="normal" style:font-weight-complex="normal"/>
    </style:style>
    <style:style style:name="P21" style:family="paragraph" style:parent-style-name="Header">
      <style:text-properties fo:font-size="6pt" style:font-size-asian="6pt" style:font-size-complex="6pt"/>
    </style:style>
    <style:style style:name="P22" style:family="paragraph" style:parent-style-name="Footer">
      <style:text-properties fo:font-size="8pt" style:font-size-asian="8pt" style:font-size-complex="8pt"/>
    </style:style>
    <style:style style:name="P23" style:family="paragraph" style:parent-style-name="Standard">
      <style:paragraph-properties>
        <style:tab-stops>
          <style:tab-stop style:position="7.955cm"/>
        </style:tab-stops>
      </style:paragraph-properties>
    </style:style>
    <style:style style:name="P24" style:family="paragraph" style:parent-style-name="Standard">
      <style:paragraph-properties>
        <style:tab-stops>
          <style:tab-stop style:position="0.97cm"/>
          <style:tab-stop style:position="7.955cm"/>
        </style:tab-stops>
      </style:paragraph-properties>
      <style:text-properties fo:font-weight="bold" officeooo:rsid="00380842" style:font-weight-asian="bold" style:font-weight-complex="bold"/>
    </style:style>
    <style:style style:name="P25" style:family="paragraph" style:parent-style-name="Standard">
      <style:paragraph-properties>
        <style:tab-stops>
          <style:tab-stop style:position="1.005cm"/>
          <style:tab-stop style:position="7.955cm"/>
        </style:tab-stops>
      </style:paragraph-properties>
    </style:style>
    <style:style style:name="P26" style:family="paragraph" style:parent-style-name="Standard">
      <style:paragraph-properties>
        <style:tab-stops>
          <style:tab-stop style:position="7.955cm"/>
        </style:tab-stops>
      </style:paragraph-properties>
      <style:text-properties style:text-underline-style="solid" style:text-underline-width="auto" style:text-underline-color="font-color" fo:background-color="transparent"/>
    </style:style>
    <style:style style:name="P27" style:family="paragraph" style:parent-style-name="Standard">
      <style:paragraph-properties fo:text-align="justify" style:justify-single-word="false">
        <style:tab-stops>
          <style:tab-stop style:position="7.955cm"/>
        </style:tab-stops>
      </style:paragraph-properties>
      <style:text-properties fo:font-size="12pt" fo:font-weight="normal" officeooo:rsid="002e7c66" fo:background-color="transparent" style:font-size-asian="12pt" style:font-weight-asian="normal" style:font-size-complex="12pt" style:font-weight-complex="normal"/>
    </style:style>
    <style:style style:name="P28" style:family="paragraph" style:parent-style-name="Standard">
      <style:paragraph-properties fo:text-align="justify" style:justify-single-word="false">
        <style:tab-stops>
          <style:tab-stop style:position="7.955cm"/>
        </style:tab-stops>
      </style:paragraph-properties>
      <style:text-properties fo:font-size="12pt" fo:font-weight="normal" officeooo:rsid="002e7c66" officeooo:paragraph-rsid="003d2515"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7.955cm"/>
        </style:tab-stops>
      </style:paragraph-properties>
      <style:text-properties fo:font-size="12pt" fo:font-weight="normal" officeooo:rsid="0011ea2e" officeooo:paragraph-rsid="003d2515"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9744" officeooo:paragraph-rsid="003d9744" fo:background-color="transparent" style:font-size-asian="12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7.955cm"/>
        </style:tab-stops>
      </style:paragraph-properties>
      <style:text-properties fo:font-size="12pt" fo:font-weight="normal" officeooo:rsid="003f2cc1" officeooo:paragraph-rsid="003f2cc1" fo:background-color="transparent" style:font-size-asian="12pt" style:font-weight-asian="normal" style:font-size-complex="12pt" style:font-weight-complex="normal"/>
    </style:style>
    <style:style style:name="P32" style:family="paragraph" style:parent-style-name="Standard">
      <style:paragraph-properties fo:text-align="justify" style:justify-single-word="false">
        <style:tab-stops>
          <style:tab-stop style:position="7.955cm"/>
        </style:tab-stops>
      </style:paragraph-properties>
      <style:text-properties fo:font-size="12pt" fo:font-weight="normal" officeooo:rsid="00458f3e" officeooo:paragraph-rsid="00458f3e" fo:background-color="transparent" style:font-size-asian="12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7.955cm"/>
        </style:tab-stops>
      </style:paragraph-properties>
      <style:text-properties fo:font-size="12pt" fo:font-weight="normal" officeooo:rsid="0046ca58" officeooo:paragraph-rsid="0046ca58" fo:background-color="transparent"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55cm"/>
        </style:tab-stops>
      </style:paragraph-properties>
      <style:text-properties fo:font-size="12pt" fo:font-weight="normal" officeooo:rsid="0051c62b" officeooo:paragraph-rsid="0051c62b" fo:background-color="transparent" style:font-size-asian="12pt" style:font-weight-asian="normal" style:font-size-complex="12pt" style:font-weight-complex="normal"/>
    </style:style>
    <style:style style:name="P35" style:family="paragraph" style:parent-style-name="Standard">
      <style:paragraph-properties fo:text-align="justify" style:justify-single-word="false">
        <style:tab-stops>
          <style:tab-stop style:position="7.955cm"/>
        </style:tab-stops>
      </style:paragraph-properties>
    </style:style>
    <style:style style:name="P36" style:family="paragraph" style:parent-style-name="Standard">
      <style:paragraph-properties>
        <style:tab-stops>
          <style:tab-stop style:position="14.993cm" style:leader-style="solid" style:leader-text="_"/>
        </style:tab-stops>
      </style:paragraph-properties>
    </style:style>
    <style:style style:name="P37" style:family="paragraph" style:parent-style-name="Standard">
      <style:paragraph-properties>
        <style:tab-stops>
          <style:tab-stop style:position="0.97cm"/>
          <style:tab-stop style:position="7.955cm"/>
        </style:tab-stops>
      </style:paragraph-properties>
    </style:style>
    <style:style style:name="P38" style:family="paragraph" style:parent-style-name="Standard">
      <style:paragraph-properties>
        <style:tab-stops>
          <style:tab-stop style:position="7.955cm"/>
        </style:tab-stops>
      </style:paragraph-properties>
      <style:text-properties fo:font-size="14pt" fo:font-weight="bold" fo:background-color="transparent" style:font-size-asian="14pt" style:font-weight-asian="bold" style:font-size-complex="14pt" style:font-weight-complex="bold"/>
    </style:style>
    <style:style style:name="P39" style:family="paragraph" style:parent-style-name="Standard">
      <style:text-properties officeooo:rsid="0032d807" officeooo:paragraph-rsid="0032d807"/>
    </style:style>
    <style:style style:name="P40" style:family="paragraph" style:parent-style-name="Table_20_Heading">
      <style:text-properties fo:font-weight="normal" officeooo:rsid="00375b4b" officeooo:paragraph-rsid="00375b4b" style:font-weight-asian="normal" style:font-weight-complex="normal" style:text-rotation-angle="90" style:text-rotation-scale="line-height"/>
    </style:style>
    <style:style style:name="P41" style:family="paragraph" style:parent-style-name="Table_20_Heading">
      <style:text-properties fo:font-weight="normal" officeooo:rsid="0030e2a8" officeooo:paragraph-rsid="0030e2a8" style:font-weight-asian="normal" style:font-weight-complex="normal" style:text-rotation-angle="90" style:text-rotation-scale="line-height"/>
    </style:style>
    <style:style style:name="P42" style:family="paragraph" style:parent-style-name="Table_20_Contents">
      <style:paragraph-properties fo:margin-left="-0.009cm" fo:margin-right="0.021cm" fo:text-align="center" style:justify-single-word="false" fo:text-indent="0cm" style:auto-text-indent="false"/>
    </style:style>
    <style:style style:name="P43" style:family="paragraph" style:parent-style-name="Table_20_Contents">
      <style:paragraph-properties fo:margin-left="-0.009cm" fo:margin-right="0.021cm"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ext_20_body">
      <style:text-properties style:font-name="Arial2" fo:font-size="10pt"/>
    </style:style>
    <style:style style:name="P45" style:family="paragraph" style:parent-style-name="Text_20_body">
      <style:text-properties officeooo:rsid="00375b4b" officeooo:paragraph-rsid="00375b4b"/>
    </style:style>
    <style:style style:name="P46" style:family="paragraph" style:parent-style-name="Standard">
      <style:paragraph-properties fo:text-align="justify" style:justify-single-word="false" fo:break-before="page">
        <style:tab-stops>
          <style:tab-stop style:position="7.955cm"/>
        </style:tab-stops>
      </style:paragraph-properties>
      <style:text-properties fo:font-size="12pt" fo:font-weight="normal" officeooo:rsid="0046ca58" officeooo:paragraph-rsid="0046ca58" fo:background-color="transparent" style:font-size-asian="12pt" style:font-weight-asian="normal" style:font-size-complex="12pt" style:font-weight-complex="normal"/>
    </style:style>
    <style:style style:name="P47" style:family="paragraph" style:parent-style-name="Standard">
      <style:paragraph-properties>
        <style:tab-stops>
          <style:tab-stop style:position="7.955cm"/>
        </style:tab-stops>
      </style:paragraph-properties>
    </style:style>
    <style:style style:name="P48" style:family="paragraph" style:parent-style-name="Standard" style:list-style-name="L1">
      <style:paragraph-properties>
        <style:tab-stops>
          <style:tab-stop style:position="7.955cm"/>
        </style:tab-stops>
      </style:paragraph-properties>
    </style:style>
    <style:style style:name="P49" style:family="paragraph" style:parent-style-name="Standard">
      <style:paragraph-properties>
        <style:tab-stops>
          <style:tab-stop style:position="0.97cm"/>
          <style:tab-stop style:position="7.955cm"/>
        </style:tab-stops>
      </style:paragraph-properties>
      <style:text-properties fo:font-weight="bold" officeooo:rsid="00380842" style:font-weight-asian="bold" style:font-weight-complex="bold"/>
    </style:style>
    <style:style style:name="P50" style:family="paragraph" style:parent-style-name="Standard">
      <style:paragraph-properties>
        <style:tab-stops>
          <style:tab-stop style:position="7.955cm"/>
        </style:tab-stops>
      </style:paragraph-properties>
      <style:text-properties style:text-underline-style="solid" style:text-underline-width="auto" style:text-underline-color="font-color" fo:background-color="transparent"/>
    </style:style>
    <style:style style:name="P51" style:family="paragraph" style:parent-style-name="Standard">
      <style:paragraph-properties>
        <style:tab-stops>
          <style:tab-stop style:position="1.005cm"/>
          <style:tab-stop style:position="7.955cm"/>
        </style:tab-stops>
      </style:paragraph-properties>
    </style:style>
    <style:style style:name="P52" style:family="paragraph" style:parent-style-name="Standard" style:list-style-name="L2">
      <style:paragraph-properties>
        <style:tab-stops>
          <style:tab-stop style:position="1.005cm"/>
          <style:tab-stop style:position="7.955cm"/>
        </style:tab-stops>
      </style:paragraph-properties>
    </style:style>
    <style:style style:name="P53" style:family="paragraph" style:parent-style-name="Standard" style:list-style-name="L2">
      <style:paragraph-properties>
        <style:tab-stops>
          <style:tab-stop style:position="1.005cm"/>
          <style:tab-stop style:position="7.955cm"/>
        </style:tab-stops>
      </style:paragraph-properties>
      <style:text-properties officeooo:rsid="001c9886" officeooo:paragraph-rsid="001c9886"/>
    </style:style>
    <style:style style:name="P54" style:family="paragraph" style:parent-style-name="Standard" style:list-style-name="L2">
      <style:paragraph-properties>
        <style:tab-stops>
          <style:tab-stop style:position="1.005cm"/>
          <style:tab-stop style:position="7.955cm"/>
        </style:tab-stops>
      </style:paragraph-properties>
      <style:text-properties officeooo:rsid="001d3600" officeooo:paragraph-rsid="001d3600"/>
    </style:style>
    <style:style style:name="P55" style:family="paragraph" style:parent-style-name="Standard" style:list-style-name="L3">
      <style:paragraph-properties fo:text-align="justify" style:justify-single-word="false">
        <style:tab-stops>
          <style:tab-stop style:position="7.955cm"/>
        </style:tab-stops>
      </style:paragraph-properties>
      <style:text-properties fo:font-size="12pt" fo:font-weight="normal" fo:background-color="transparent" style:font-size-asian="12pt" style:font-weight-asian="normal" style:font-size-complex="12pt" style:font-weight-complex="normal"/>
    </style:style>
    <style:style style:name="P56"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2e7c66" officeooo:paragraph-rsid="003d2515" fo:background-color="transparent" style:font-size-asian="12pt" style:font-weight-asian="normal" style:font-size-complex="12pt" style:font-weight-complex="normal"/>
    </style:style>
    <style:style style:name="P57"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11ea2e" officeooo:paragraph-rsid="003d2515" fo:background-color="transparent" style:font-size-asian="12pt" style:font-weight-asian="normal" style:font-size-complex="12pt" style:font-weight-complex="normal"/>
    </style:style>
    <style:style style:name="P58" style:family="paragraph" style:parent-style-name="Standard" style:list-style-name="L5">
      <style:paragraph-properties fo:text-align="justify" style:justify-single-word="false">
        <style:tab-stops>
          <style:tab-stop style:position="7.955cm"/>
        </style:tab-stops>
      </style:paragraph-properties>
      <style:text-properties fo:font-size="12pt" fo:font-weight="normal" officeooo:rsid="00421da1" officeooo:paragraph-rsid="00421da1" fo:background-color="transparent" style:font-size-asian="12pt" style:font-weight-asian="normal" style:font-size-complex="12pt" style:font-weight-complex="normal"/>
    </style:style>
    <style:style style:name="P59" style:family="paragraph" style:parent-style-name="Standard" style:list-style-name="L5">
      <style:paragraph-properties fo:text-align="justify" style:justify-single-word="false">
        <style:tab-stops>
          <style:tab-stop style:position="7.955cm"/>
        </style:tab-stops>
      </style:paragraph-properties>
      <style:text-properties fo:font-size="12pt" fo:font-weight="normal" officeooo:rsid="00458f3e" officeooo:paragraph-rsid="00458f3e" fo:background-color="transparent" style:font-size-asian="12pt" style:font-weight-asian="normal" style:font-size-complex="12pt" style:font-weight-complex="normal"/>
    </style:style>
    <style:style style:name="P60" style:family="paragraph" style:parent-style-name="Standard" style:list-style-name="L5">
      <style:paragraph-properties fo:text-align="justify" style:justify-single-word="false">
        <style:tab-stops>
          <style:tab-stop style:position="7.955cm"/>
        </style:tab-stops>
      </style:paragraph-properties>
      <style:text-properties fo:font-size="12pt" fo:font-weight="normal" officeooo:rsid="0048a5f3" officeooo:paragraph-rsid="0048a5f3" fo:background-color="transparent" style:font-size-asian="12pt" style:font-weight-asian="normal" style:font-size-complex="12pt" style:font-weight-complex="normal"/>
    </style:style>
    <style:style style:name="P61"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2515" officeooo:paragraph-rsid="003d2515" fo:background-color="transparent" style:font-size-asian="12pt" style:font-weight-asian="normal" style:font-size-complex="12pt" style:font-weight-complex="normal"/>
    </style:style>
    <style:style style:name="P62" style:family="paragraph" style:parent-style-name="Standard" style:list-style-name="L4">
      <style:paragraph-properties fo:text-align="justify" style:justify-single-word="false">
        <style:tab-stops>
          <style:tab-stop style:position="7.955cm"/>
        </style:tab-stops>
      </style:paragraph-properties>
      <style:text-properties officeooo:paragraph-rsid="003d2515"/>
    </style:style>
    <style:style style:name="P63" style:family="paragraph" style:parent-style-name="Standard" style:list-style-name="L5">
      <style:paragraph-properties fo:text-align="justify" style:justify-single-word="false">
        <style:tab-stops>
          <style:tab-stop style:position="7.955cm"/>
        </style:tab-stops>
      </style:paragraph-properties>
      <style:text-properties officeooo:paragraph-rsid="0050d025"/>
    </style:style>
    <style:style style:name="P64" style:family="paragraph" style:parent-style-name="Standard" style:list-style-name="L4">
      <style:paragraph-properties fo:text-align="justify" style:justify-single-word="false">
        <style:tab-stops>
          <style:tab-stop style:position="7.955cm"/>
        </style:tab-stops>
      </style:paragraph-properties>
      <style:text-properties officeooo:rsid="0010ae09" officeooo:paragraph-rsid="003d2515"/>
    </style:style>
    <style:style style:name="P65" style:family="paragraph" style:parent-style-name="Standard">
      <style:paragraph-properties>
        <style:tab-stops>
          <style:tab-stop style:position="7.955cm"/>
        </style:tab-stops>
      </style:paragraph-properties>
      <style:text-properties fo:background-color="transparent"/>
    </style:style>
    <style:style style:name="P66" style:family="paragraph" style:parent-style-name="Heading_20_1">
      <style:paragraph-properties fo:break-before="page"/>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Heading">
      <style:text-properties fo:font-weight="normal" officeooo:rsid="00375b4b" officeooo:paragraph-rsid="00375b4b" style:font-weight-asian="normal" style:font-weight-complex="normal" style:text-rotation-angle="90" style:text-rotation-scale="line-height"/>
    </style:style>
    <style:style style:name="T1" style:family="text">
      <style:text-properties officeooo:rsid="0030e2a8"/>
    </style:style>
    <style:style style:name="T2" style:family="text">
      <style:text-properties officeooo:rsid="0035717f"/>
    </style:style>
    <style:style style:name="T3" style:family="text">
      <style:text-properties fo:font-weight="bold" style:font-weight-asian="bold" style:font-weight-complex="bold"/>
    </style:style>
    <style:style style:name="T4" style:family="text">
      <style:text-properties fo:font-weight="bold" officeooo:rsid="00380842" style:font-weight-asian="bold" style:font-weight-complex="bold"/>
    </style:style>
    <style:style style:name="T5" style:family="text">
      <style:text-properties officeooo:rsid="00380842"/>
    </style:style>
    <style:style style:name="T6" style:family="text">
      <style:text-properties fo:background-color="transparent" loext:char-shading-value="0"/>
    </style:style>
    <style:style style:name="T7" style:family="text">
      <style:text-properties officeooo:rsid="0029aeef" fo:background-color="transparent" loext:char-shading-value="0"/>
    </style:style>
    <style:style style:name="T8" style:family="text">
      <style:text-properties officeooo:rsid="00380842" fo:background-color="transparent" loext:char-shading-value="0"/>
    </style:style>
    <style:style style:name="T9" style:family="text">
      <style:text-properties officeooo:rsid="004b1323" fo:background-color="transparent" loext:char-shading-value="0"/>
    </style:style>
    <style:style style:name="T10" style:family="text">
      <style:text-properties officeooo:rsid="00212bfc" fo:background-color="transparent" loext:char-shading-value="0"/>
    </style:style>
    <style:style style:name="T11" style:family="text">
      <style:text-properties officeooo:rsid="0053d2c8" fo:background-color="transparent" loext:char-shading-value="0"/>
    </style:style>
    <style:style style:name="T12" style:family="text">
      <style:text-properties officeooo:rsid="0030e2a8"/>
    </style:style>
    <style:style style:name="T13" style:family="text">
      <style:text-properties officeooo:rsid="0035717f"/>
    </style:style>
    <style:style style:name="T14" style:family="text">
      <style:text-properties fo:font-weight="bold" style:font-weight-asian="bold" style:font-weight-complex="bold"/>
    </style:style>
    <style:style style:name="T15" style:family="text">
      <style:text-properties fo:font-weight="bold" officeooo:rsid="00380842" style:font-weight-asian="bold" style:font-weight-complex="bold"/>
    </style:style>
    <style:style style:name="T16" style:family="text">
      <style:text-properties officeooo:rsid="00380842"/>
    </style:style>
    <style:style style:name="T17" style:family="text">
      <style:text-properties officeooo:rsid="001d3600"/>
    </style:style>
    <style:style style:name="T18" style:family="text">
      <style:text-properties style:font-name="Arial2" fo:font-size="10pt"/>
    </style:style>
    <style:style style:name="T19" style:family="text">
      <style:text-properties style:font-name="Arial2" fo:font-size="10pt" fo:language="nl" fo:country="NL"/>
    </style:style>
    <style:style style:name="T20" style:family="text">
      <style:text-properties style:font-name="Arial2" fo:language="nl" fo:country="NL"/>
    </style:style>
    <style:style style:name="T21" style:family="text">
      <style:text-properties fo:font-size="12pt" fo:font-weight="normal" fo:background-color="transparent" loext:char-shading-value="0" style:font-size-asian="12pt" style:font-weight-asian="normal" style:font-size-complex="12pt" style:font-weight-complex="normal"/>
    </style:style>
    <style:style style:name="T22" style:family="text">
      <style:text-properties fo:font-size="12pt" fo:font-weight="normal" officeooo:rsid="002e7c66" fo:background-color="transparent" loext:char-shading-value="0" style:font-size-asian="12pt" style:font-weight-asian="normal" style:font-size-complex="12pt" style:font-weight-complex="normal"/>
    </style:style>
    <style:style style:name="T23" style:family="text">
      <style:text-properties fo:font-size="12pt" fo:font-weight="normal" officeooo:rsid="0012b3a3" fo:background-color="transparent" loext:char-shading-value="0" style:font-size-asian="12pt" style:font-weight-asian="normal" style:font-size-complex="12pt" style:font-weight-complex="normal"/>
    </style:style>
    <style:style style:name="T24" style:family="text">
      <style:text-properties fo:font-size="12pt" fo:font-weight="normal" officeooo:rsid="0011ea2e" fo:background-color="transparent" loext:char-shading-value="0" style:font-size-asian="12pt" style:font-weight-asian="normal" style:font-size-complex="12pt" style:font-weight-complex="normal"/>
    </style:style>
    <style:style style:name="T25" style:family="text">
      <style:text-properties fo:font-size="12pt" fo:font-weight="normal" officeooo:rsid="003f2cc1" fo:background-color="transparent" loext:char-shading-value="0" style:font-size-asian="12pt" style:font-weight-asian="normal" style:font-size-complex="12pt" style:font-weight-complex="normal"/>
    </style:style>
    <style:style style:name="T26" style:family="text">
      <style:text-properties fo:font-size="12pt" fo:font-weight="normal" officeooo:rsid="00458f3e" fo:background-color="transparent" loext:char-shading-value="0" style:font-size-asian="12pt" style:font-weight-asian="normal" style:font-size-complex="12pt" style:font-weight-complex="normal"/>
    </style:style>
    <style:style style:name="T27" style:family="text">
      <style:text-properties fo:font-size="12pt" style:text-underline-style="none" fo:font-weight="normal" style:font-size-asian="12pt" style:font-weight-asian="normal" style:font-size-complex="12pt" style:font-weight-complex="normal"/>
    </style:style>
    <style:style style:name="T28" style:family="text">
      <style:text-properties officeooo:rsid="002fb92d"/>
    </style:style>
    <style:style style:name="T29" style:family="text">
      <style:text-properties officeooo:rsid="0032d807"/>
    </style:style>
    <style:style style:name="T30" style:family="text">
      <style:text-properties officeooo:rsid="00375b4b"/>
    </style:style>
    <style:style style:name="T31" style:family="text">
      <style:text-properties officeooo:rsid="0012b3a3"/>
    </style:style>
    <style:style style:name="T32" style:family="text">
      <style:text-properties officeooo:rsid="0043d515"/>
    </style:style>
    <style:style style:name="T33" style:family="text">
      <style:text-properties officeooo:rsid="00458f3e"/>
    </style:style>
    <style:style style:name="T34" style:family="text">
      <style:text-properties officeooo:rsid="0046faad"/>
    </style:style>
    <style:style style:name="T35" style:family="text">
      <style:text-properties officeooo:rsid="004a91d7"/>
    </style:style>
    <style:style style:name="T36" style:family="text">
      <style:text-properties officeooo:rsid="004b6c37"/>
    </style:style>
    <style:style style:name="T37" style:family="text">
      <style:text-properties officeooo:rsid="004dac90"/>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officeooo:rsid="0029709f"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82739872064" text:id="ct382739872064">
          <text:deletion>
            <office:change-info>
              <dc:creator>Alexandre CUER</dc:creator>
              <dc:date>2019-10-09T15:01:43</dc:date>
            </office:change-info>
            <text:p text:style-name="P1">Unité Technique : Structures et Ouvrages d'Art</text:p>
            <text:p text:style-name="P1"/>
            <text:list xml:id="list2058469041" text:style-name="L1">
              <text:list-item>
                <text:p text:style-name="P2">Essais sur le béton hydraulique et ses constituants (<text:span text:style-name="T1">ex domaine</text:span> 3)</text:p>
              </text:list-item>
            </text:list>
            <text:p text:style-name="P1"/>
            <text:p text:style-name="P3">Unité Technique : Matériaux Infrastructures</text:p>
            <text:p text:style-name="P1"/>
            <text:p text:style-name="P1">Essais sur les roches et granulats (<text:span text:style-name="T1">ex domaine </text:span>23)</text:p>
          </text:deletion>
        </text:changed-region>
        <text:changed-region xml:id="ct382739872544" text:id="ct382739872544">
          <text:insertion>
            <office:change-info>
              <dc:creator>Alexandre CUER</dc:creator>
              <dc:date>2019-10-09T15:01:51</dc:date>
            </office:change-info>
          </text:insertion>
        </text:changed-region>
        <text:changed-region xml:id="ct382739873024" text:id="ct382739873024">
          <text:insertion>
            <office:change-info>
              <dc:creator>Alexandre CUER</dc:creator>
              <dc:date>2019-10-09T15:01:58</dc:date>
            </office:change-info>
          </text:insertion>
        </text:changed-region>
        <text:changed-region xml:id="ct382739870384" text:id="ct382739870384">
          <text:insertion>
            <office:change-info>
              <dc:creator>Alexandre CUER</dc:creator>
              <dc:date>2019-10-09T15:02:03</dc:date>
            </office:change-info>
          </text:insertion>
        </text:changed-region>
        <text:changed-region xml:id="ct382739869664" text:id="ct382739869664">
          <text:deletion>
            <office:change-info>
              <dc:creator>Alexandre CUER</dc:creator>
              <dc:date>2019-10-09T15:01:54</dc:date>
            </office:change-info>
            <text:p text:style-name="Table_20_Contents"><text:span text:style-name="T2">ex domaine 3</text:span></text:p>
          </text:deletion>
        </text:changed-region>
        <text:changed-region xml:id="ct382739868224" text:id="ct382739868224">
          <text:insertion>
            <office:change-info>
              <dc:creator>Alexandre CUER</dc:creator>
              <dc:date>2019-10-09T15:02:19</dc:date>
            </office:change-info>
          </text:insertion>
        </text:changed-region>
        <text:changed-region xml:id="ct382739869904" text:id="ct382739869904">
          <text:deletion>
            <office:change-info>
              <dc:creator>Alexandre CUER</dc:creator>
              <dc:date>2019-10-09T15:02:10</dc:date>
            </office:change-info>
            <text:p text:style-name="Table_20_Contents"><text:span text:style-name="T2">ex domaine 23</text:span></text:p>
          </text:deletion>
        </text:changed-region>
        <text:changed-region xml:id="ct382739872784" text:id="ct382739872784">
          <text:deletion>
            <office:change-info>
              <dc:creator>Alexandre CUER</dc:creator>
              <dc:date>2019-10-09T15:07:50</dc:date>
            </office:change-info>
            <text:p text:style-name="P4">Programme 3</text:p>
          </text:deletion>
        </text:changed-region>
        <text:changed-region xml:id="ct382739871344" text:id="ct382739871344">
          <text:insertion>
            <office:change-info>
              <dc:creator>Alexandre CUER</dc:creator>
              <dc:date>2019-10-09T15:07:51</dc:date>
            </office:change-info>
          </text:insertion>
        </text:changed-region>
        <text:changed-region xml:id="ct382739873264" text:id="ct382739873264">
          <text:deletion>
            <office:change-info>
              <dc:creator>Alexandre CUER</dc:creator>
              <dc:date>2019-10-09T15:08:02</dc:date>
            </office:change-info>
            <text:p text:style-name="P5"><text:span text:style-name="T3">Programme 23</text:span></text:p>
          </text:deletion>
        </text:changed-region>
        <text:changed-region xml:id="ct382739874464" text:id="ct382739874464">
          <text:insertion>
            <office:change-info>
              <dc:creator>Alexandre CUER</dc:creator>
              <dc:date>2019-10-09T15:08:04</dc:date>
            </office:change-info>
          </text:insertion>
        </text:changed-region>
        <text:changed-region xml:id="ct382739868944" text:id="ct382739868944">
          <text:deletion>
            <office:change-info>
              <dc:creator>Alexandre CUER</dc:creator>
              <dc:date>2019-10-09T15:08:02</dc:date>
            </office:change-info>
            <text:p text:style-name="P5"><text:span text:style-name="T4"/></text:p>
            <text:p text:style-name="P5"><text:span text:style-name="T4"/></text:p>
          </text:deletion>
        </text:changed-region>
        <text:changed-region xml:id="ct382739870144" text:id="ct382739870144">
          <text:deletion>
            <office:change-info>
              <dc:creator>Alexandre CUER</dc:creator>
              <dc:date>2019-10-09T15:03:50</dc:date>
            </office:change-info>
            <text:p text:style-name="P6"><text:span text:style-name="T1">V GARDE</text:span></text:p>
          </text:deletion>
        </text:changed-region>
        <text:changed-region xml:id="ct382739873984" text:id="ct382739873984">
          <text:insertion>
            <office:change-info>
              <dc:creator>Alexandre CUER</dc:creator>
              <dc:date>2019-10-09T15:03:50</dc:date>
            </office:change-info>
          </text:insertion>
        </text:changed-region>
        <text:changed-region xml:id="ct382739874224" text:id="ct382739874224">
          <text:deletion>
            <office:change-info>
              <dc:creator>Alexandre CUER</dc:creator>
              <dc:date>2019-10-09T15:04:09</dc:date>
            </office:change-info>
            <text:p text:style-name="P7">RE</text:p>
            <text:p text:style-name="P7">CE</text:p>
            <text:p text:style-name="P8">SI</text:p>
          </text:deletion>
        </text:changed-region>
        <text:changed-region xml:id="ct382739873504" text:id="ct382739873504">
          <text:deletion>
            <office:change-info>
              <dc:creator>Alexandre CUER</dc:creator>
              <dc:date>2019-10-09T15:03:17</dc:date>
            </office:change-info>
            <text:p text:style-name="P8">G</text:p>
          </text:deletion>
        </text:changed-region>
        <text:changed-region xml:id="ct382739874944" text:id="ct382739874944">
          <text:deletion>
            <office:change-info>
              <dc:creator>Alexandre CUER</dc:creator>
              <dc:date>2019-10-09T15:04:04</dc:date>
            </office:change-info>
            <text:p text:style-name="P7">CE</text:p>
          </text:deletion>
        </text:changed-region>
        <text:changed-region xml:id="ct382739875184" text:id="ct382739875184">
          <text:insertion>
            <office:change-info>
              <dc:creator>Alexandre CUER</dc:creator>
              <dc:date>2019-10-09T15:03:38</dc:date>
            </office:change-info>
          </text:insertion>
        </text:changed-region>
        <text:changed-region xml:id="ct382739875424" text:id="ct382739875424">
          <text:insertion>
            <office:change-info>
              <dc:creator>Alexandre CUER</dc:creator>
              <dc:date>2019-10-09T15:03:40</dc:date>
            </office:change-info>
          </text:insertion>
        </text:changed-region>
        <text:changed-region xml:id="ct382739868464" text:id="ct382739868464">
          <text:insertion>
            <office:change-info>
              <dc:creator>Alexandre CUER</dc:creator>
              <dc:date>2019-10-09T15:03:42</dc:date>
            </office:change-info>
          </text:insertion>
        </text:changed-region>
        <text:changed-region xml:id="ct382739872304" text:id="ct382739872304">
          <text:insertion>
            <office:change-info>
              <dc:creator>Alexandre CUER</dc:creator>
              <dc:date>2019-10-09T15:06:56</dc:date>
            </office:change-info>
          </text:insertion>
        </text:changed-region>
        <text:changed-region xml:id="ct382739868704" text:id="ct382739868704">
          <text:insertion>
            <office:change-info>
              <dc:creator>Alexandre CUER</dc:creator>
              <dc:date>2019-10-09T15:07:00</dc:date>
            </office:change-info>
          </text:insertion>
        </text:changed-region>
        <text:changed-region xml:id="ct382738008320" text:id="ct382738008320">
          <text:deletion>
            <office:change-info>
              <dc:creator>Alexandre CUER</dc:creator>
              <dc:date>2019-10-09T15:06:48</dc:date>
            </office:change-info>
            <text:p text:style-name="P9"><text:span text:style-name="T5">u programme 3</text:span></text:p>
          </text:deletion>
        </text:changed-region>
        <text:changed-region xml:id="ct382738005680" text:id="ct382738005680">
          <text:insertion>
            <office:change-info>
              <dc:creator>Alexandre CUER</dc:creator>
              <dc:date>2019-10-09T15:07:10</dc:date>
            </office:change-info>
          </text:insertion>
        </text:changed-region>
        <text:changed-region xml:id="ct382738009280" text:id="ct382738009280">
          <text:deletion>
            <office:change-info>
              <dc:creator>Alexandre CUER</dc:creator>
              <dc:date>2019-10-09T15:07:08</dc:date>
            </office:change-info>
            <text:p text:style-name="P9"><text:span text:style-name="T5">u programme 23</text:span></text:p>
          </text:deletion>
        </text:changed-region>
        <text:changed-region xml:id="ct382738009520" text:id="ct382738009520">
          <text:insertion>
            <office:change-info>
              <dc:creator>Alexandre CUER</dc:creator>
              <dc:date>2019-10-09T15:17:36</dc:date>
            </office:change-info>
          </text:insertion>
        </text:changed-region>
        <text:changed-region xml:id="ct382742253952" text:id="ct382742253952">
          <text:insertion>
            <office:change-info>
              <dc:creator>Alexandre CUER</dc:creator>
              <dc:date>2019-10-09T15:58:28</dc:date>
            </office:change-info>
          </text:insertion>
        </text:changed-region>
        <text:changed-region xml:id="ct382742252512" text:id="ct382742252512">
          <text:insertion>
            <office:change-info>
              <dc:creator>Alexandre CUER</dc:creator>
              <dc:date>2019-10-09T16:02:23</dc:date>
            </office:change-info>
          </text:insertion>
        </text:changed-region>
        <text:changed-region xml:id="ct382742251552" text:id="ct382742251552">
          <text:deletion>
            <office:change-info>
              <dc:creator>Alexandre CUER</dc:creator>
              <dc:date>2019-10-09T16:02:14</dc:date>
            </office:change-info>
            <text:p text:style-name="P10"/>
            <text:p text:style-name="P10"/>
          </text:deletion>
        </text:changed-region>
        <text:changed-region xml:id="ct382742252032" text:id="ct382742252032">
          <text:insertion>
            <office:change-info>
              <dc:creator>Alexandre CUER</dc:creator>
              <dc:date>2019-10-15T11:09:42</dc:date>
            </office:change-info>
          </text:insertion>
        </text:changed-region>
        <text:changed-region xml:id="ct382742256832" text:id="ct382742256832">
          <text:insertion>
            <office:change-info>
              <dc:creator>Alexandre CUER</dc:creator>
              <dc:date>2019-10-15T11:12:17</dc:date>
            </office:change-info>
          </text:insertion>
        </text:changed-region>
        <text:changed-region xml:id="ct382742250832" text:id="ct382742250832">
          <text:insertion>
            <office:change-info>
              <dc:creator>Alexandre CUER</dc:creator>
              <dc:date>2019-10-09T15:58:28</dc:date>
            </office:change-info>
          </text:insertion>
        </text:changed-region>
        <text:changed-region xml:id="ct382742250592" text:id="ct382742250592">
          <text:insertion>
            <office:change-info>
              <dc:creator>Alexandre CUER</dc:creator>
              <dc:date>2019-10-09T16:02:54</dc:date>
            </office:change-info>
          </text:insertion>
        </text:changed-region>
        <text:changed-region xml:id="ct382742255392" text:id="ct382742255392">
          <text:insertion>
            <office:change-info>
              <dc:creator>Alexandre CUER</dc:creator>
              <dc:date>2019-10-15T12:02:27</dc:date>
            </office:change-info>
          </text:insertion>
        </text:changed-region>
        <text:changed-region xml:id="ct382742250112" text:id="ct382742250112">
          <text:insertion>
            <office:change-info>
              <dc:creator>Alexandre CUER</dc:creator>
              <dc:date>2019-10-10T08:28:30</dc:date>
            </office:change-info>
          </text:insertion>
        </text:changed-region>
        <text:changed-region xml:id="ct382742252752" text:id="ct382742252752">
          <text:insertion>
            <office:change-info>
              <dc:creator>Alexandre CUER</dc:creator>
              <dc:date>2019-10-15T11:14:02</dc:date>
            </office:change-info>
          </text:insertion>
        </text:changed-region>
        <text:changed-region xml:id="ct382742256592" text:id="ct382742256592">
          <text:insertion>
            <office:change-info>
              <dc:creator>Alexandre CUER</dc:creator>
              <dc:date>2019-10-15T11:13:55</dc:date>
            </office:change-info>
          </text:insertion>
        </text:changed-region>
        <text:changed-region xml:id="ct382742251072" text:id="ct382742251072">
          <text:insertion>
            <office:change-info>
              <dc:creator>Alexandre CUER</dc:creator>
              <dc:date>2019-10-10T08:29:04</dc:date>
            </office:change-info>
          </text:insertion>
        </text:changed-region>
        <text:changed-region xml:id="ct382742252272" text:id="ct382742252272">
          <text:insertion>
            <office:change-info>
              <dc:creator>Alexandre CUER</dc:creator>
              <dc:date>2019-10-10T09:19:10</dc:date>
            </office:change-info>
          </text:insertion>
        </text:changed-region>
        <text:changed-region xml:id="ct382742252992" text:id="ct382742252992">
          <text:insertion>
            <office:change-info>
              <dc:creator>Alexandre CUER</dc:creator>
              <dc:date>2019-10-16T16:45:47</dc:date>
            </office:change-info>
          </text:insertion>
        </text:changed-region>
        <text:changed-region xml:id="ct382742257072" text:id="ct382742257072">
          <text:insertion>
            <office:change-info>
              <dc:creator>Alexandre CUER</dc:creator>
              <dc:date>2019-10-16T16:46:01</dc:date>
            </office:change-info>
          </text:insertion>
        </text:changed-region>
        <text:changed-region xml:id="ct382742249872" text:id="ct382742249872">
          <text:insertion>
            <office:change-info>
              <dc:creator>Alexandre CUER</dc:creator>
              <dc:date>2019-10-16T16:47:25</dc:date>
            </office:change-info>
          </text:insertion>
        </text:changed-region>
        <text:changed-region xml:id="ct382742253232" text:id="ct382742253232">
          <text:insertion>
            <office:change-info>
              <dc:creator>Alexandre CUER</dc:creator>
              <dc:date>2019-10-16T16: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change text:change-id="ct382739872064"/></text:p>
      <text:p text:style-name="P36"/>
      <text:h text:style-name="Heading_20_1" text:outline-level="1">Responsable<text:change-start text:change-id="ct382739872544"/><text:span text:style-name="T2">s</text:span><text:change-end text:change-id="ct382739872544"/> UT COFRAC</text:h>
      <text:p text:style-name="Table_20_Contents"><text:change-start text:change-id="ct382739873024"/><text:span text:style-name="T2">Béton</text:span><text:change-end text:change-id="ct382739873024"/><text:change-start text:change-id="ct382739870384"/><text:span text:style-name="T2"> durçi</text:span><text:change-end text:change-id="ct382739870384"/><text:change text:change-id="ct382739869664"/> : Bruno BOULET</text:p>
      <text:p text:style-name="Table_20_Contents"><text:change-start text:change-id="ct382739868224"/><text:span text:style-name="T2">Granulats</text:span><text:change-end text:change-id="ct382739868224"/><text:change text:change-id="ct382739869904"/> : Sébastien LIANDRAT</text:p>
      <text:h text:style-name="Heading_20_1" text:outline-level="1">Portée d'accréditation</text:h>
      <text:p text:style-name="P1"/>
      <text:p text:style-name="P35">Se référencer à l'Annexe Technique de l'attestation d'accréd<text:span text:style-name="T6">itation (convention N°5678) Norme NF EN ISO/CEI 17025 v2005 (Accréditation n°1-5702). Pour l'ensemble des essais, la portée d'accréditation est </text:span><text:span text:style-name="T10">FLEX01</text:span><text:span text:style-name="T6">. (Toute évolution d’un référentiel est suivie grâce au document « Fiche d’évolution d’un référentiel »)</text:span></text:p>
      <text:p text:style-name="P1"/>
      <text:h text:style-name="Heading_20_1" text:outline-level="1">Liste des essais</text:h>
      <text:p text:style-name="P1"/>
      <text:p text:style-name="P4"><text:change text:change-id="ct382739872784"/><text:change-start text:change-id="ct382739871344"/>UT béton durçi :<text:change-end text:change-id="ct382739871344"/></text:p>
      <text:p text:style-name="P37">Essais sur le béton hydraulique et ses constituants</text:p>
      <text:list xml:id="list3649735094" text:style-name="L2">
        <text:list-item>
          <text:list>
            <text:list-item>
              <text:p text:style-name="P52">Béton durci – Résistance à la compression – Éprouvette mise sous charge croissante jusqu'à rupture (Mpa) – NF EN 12390-3</text:p>
            </text:list-item>
            <text:list-item>
              <text:p text:style-name="P53">Béton durci <text:s/>- <text:span text:style-name="T17">Essai accéléré de migration des ions chlorures en régime non-stationnaire – Détermination du coefficient de diffusion apparent des ions chlorure– XP P 18-462</text:span></text:p>
            </text:list-item>
            <text:list-item>
              <text:p text:style-name="P54">Béton durci : Essai de perméabilité au gaz – XP P 18-463</text:p>
            </text:list-item>
          </text:list>
        </text:list-item>
      </text:list>
      <text:p text:style-name="P5"/>
      <text:p text:style-name="P5"><text:change text:change-id="ct382739873264"/><text:change-start text:change-id="ct382739874464"/><text:span text:style-name="T3">U</text:span><text:span text:style-name="T4">T granulats</text:span><text:change-end text:change-id="ct382739874464"/><text:change text:change-id="ct382739868944"/></text:p>
      <table:table table:name="Tableau1" table:style-name="Tableau1">
        <table:table-column table:style-name="Tableau1.A"/>
        <table:table-column table:style-name="Tableau1.B"/>
        <table:table-row>
          <table:table-cell table:style-name="Tableau1.A1" office:value-type="string">
            <text:p text:style-name="P19">Nature de l'essai</text:p>
          </table:table-cell>
          <table:table-cell table:style-name="Tableau1.B1" office:value-type="string">
            <text:p text:style-name="P19">Texte de référence </text:p>
          </table:table-cell>
        </table:table-row>
        <table:table-row>
          <table:table-cell table:style-name="Tableau1.A2" office:value-type="string">
            <text:p text:style-name="P44">Analyse granulométrique par tamisage</text:p>
          </table:table-cell>
          <table:table-cell table:style-name="Tableau1.B1" office:value-type="string">
            <text:p text:style-name="P42">NF EN 933-1</text:p>
          </table:table-cell>
        </table:table-row>
        <table:table-row>
          <table:table-cell table:style-name="Tableau1.A2" office:value-type="string">
            <text:p text:style-name="P44">Mesure du coefficient d’aplatissement</text:p>
          </table:table-cell>
          <table:table-cell table:style-name="Tableau1.B3" office:value-type="string">
            <text:p text:style-name="P42">NF EN 933-3</text:p>
          </table:table-cell>
        </table:table-row>
        <table:table-row>
          <table:table-cell table:style-name="Tableau1.A2" office:value-type="string">
            <text:p text:style-name="Table_20_Contents"><text:span text:style-name="T18">Essai d’usure micro-Deval</text:span> </text:p>
          </table:table-cell>
          <table:table-cell table:style-name="Tableau1.B3" office:value-type="string">
            <text:p text:style-name="P42">NF EN 1097-1</text:p>
          </table:table-cell>
        </table:table-row>
        <table:table-row>
          <table:table-cell table:style-name="Tableau1.A2" office:value-type="string">
            <text:p text:style-name="Table_20_Contents"><text:span text:style-name="T18">Essai Los-Angelès</text:span> </text:p>
          </table:table-cell>
          <table:table-cell table:style-name="Tableau1.B3" office:value-type="string">
            <text:p text:style-name="P42">NF EN 1097-2 <text:span text:style-name="T19">§ </text:span>5</text:p>
          </table:table-cell>
        </table:table-row>
        <table:table-row>
          <table:table-cell table:style-name="Tableau1.A2" office:value-type="string">
            <text:p text:style-name="Table_20_Contents"><text:span text:style-name="T18">Essai au bleu de méthylène. Méthode de tâche</text:span> </text:p>
          </table:table-cell>
          <table:table-cell table:style-name="Tableau1.B3" office:value-type="string">
            <text:p text:style-name="P42">NF EN 933-9</text:p>
          </table:table-cell>
        </table:table-row>
        <table:table-row>
          <table:table-cell table:style-name="Tableau1.A2" office:value-type="string">
            <text:p text:style-name="Table_20_Contents"><text:span text:style-name="T18">Préparation d’un échantillon pour essai</text:span> </text:p>
          </table:table-cell>
          <table:table-cell table:style-name="Tableau1.B3" office:value-type="string">
            <text:p text:style-name="P42">NF EN 932-1 &amp; 2</text:p>
          </table:table-cell>
        </table:table-row>
      </table:table>
      <text:p text:style-name="P5"/>
      <text:p text:style-name="P5"/>
      <text:h text:style-name="Heading_20_1" text:outline-level="1"><text:soft-page-break/>Liste des agents qualifiés par essais</text:h>
      <text:p text:style-name="P45"/>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office:value-type="string">
            <text:p text:style-name="P20">Ex domaine</text:p>
          </table:table-cell>
          <table:table-cell table:style-name="Tableau4.A1" office:value-type="string">
            <text:p text:style-name="P20">Essai</text:p>
          </table:table-cell>
          <table:table-cell table:style-name="Tableau4.A1" office:value-type="string">
            <text:p text:style-name="P41">B BOULET</text:p>
          </table:table-cell>
          <table:table-cell table:style-name="Tableau4.A1" office:value-type="string">
            <text:p text:style-name="P6"><text:change text:change-id="ct382739870144"/><text:change-start text:change-id="ct382739873984"/>P CHAGNEAU<text:change-end text:change-id="ct382739873984"/></text:p>
          </table:table-cell>
          <table:table-cell table:style-name="Tableau4.A1" office:value-type="string">
            <text:p text:style-name="P41">C DOMAS</text:p>
          </table:table-cell>
          <table:table-cell table:style-name="Tableau4.A1" office:value-type="string">
            <text:p text:style-name="P41">S LIANDRTA<text:span text:style-name="T29">T</text:span></text:p>
          </table:table-cell>
          <table:table-cell table:style-name="Tableau4.A1" office:value-type="string">
            <text:p text:style-name="P41">L BLACH<text:span text:style-name="T30">ERE</text:span></text:p>
          </table:table-cell>
          <table:table-cell table:style-name="Tableau4.H1" office:value-type="string">
            <text:p text:style-name="P41">J BLACHE</text:p>
          </table:table-cell>
        </table:table-row>
        <table:table-row>
          <table:table-cell table:style-name="Tableau4.A2" office:value-type="string">
            <text:p text:style-name="P18">3</text:p>
          </table:table-cell>
          <table:table-cell table:style-name="Tableau4.A2" office:value-type="string">
            <text:p text:style-name="P14">NF EN 12390-3</text:p>
          </table:table-cell>
          <table:table-cell table:style-name="Tableau4.A2" office:value-type="string">
            <text:p text:style-name="P7">RE</text:p>
            <text:p text:style-name="P7">CE</text:p>
            <text:p text:style-name="P7">SI</text:p>
          </table:table-cell>
          <table:table-cell table:style-name="Tableau4.A2" office:value-type="string">
            <text:p text:style-name="P8"><text:change text:change-id="ct382739874224"/><text:change text:change-id="ct382739873504"/></text:p>
          </table:table-cell>
          <table:table-cell table:style-name="Tableau4.A2" office:value-type="string">
            <text:p text:style-name="P7"/>
            <text:p text:style-name="P7">CE</text:p>
          </table:table-cell>
          <table:table-cell table:style-name="Tableau4.A2" office:value-type="string">
            <text:p text:style-name="P15"/>
          </table:table-cell>
          <table:table-cell table:style-name="Tableau4.A2" office:value-type="string">
            <text:p text:style-name="P15"/>
          </table:table-cell>
          <table:table-cell table:style-name="Tableau4.H2" office:value-type="string">
            <text:p text:style-name="P15"/>
          </table:table-cell>
        </table:table-row>
        <table:table-row>
          <table:table-cell table:style-name="Tableau4.A2" office:value-type="string">
            <text:p text:style-name="P18">3</text:p>
          </table:table-cell>
          <table:table-cell table:style-name="Tableau4.A2" office:value-type="string">
            <text:p text:style-name="P14">XP P 18-462</text:p>
          </table:table-cell>
          <table:table-cell table:style-name="Tableau4.A2" office:value-type="string">
            <text:p text:style-name="P7">RE</text:p>
            <text:p text:style-name="P7">CE</text:p>
            <text:p text:style-name="P7">SG</text:p>
          </table:table-cell>
          <table:table-cell table:style-name="Tableau4.A2" office:value-type="string">
            <text:p text:style-name="P15"/>
            <text:p text:style-name="P7">CE</text:p>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H2" office:value-type="string">
            <text:p text:style-name="P15"/>
          </table:table-cell>
        </table:table-row>
        <table:table-row>
          <table:table-cell table:style-name="Tableau4.A2" office:value-type="string">
            <text:p text:style-name="P18">3</text:p>
          </table:table-cell>
          <table:table-cell table:style-name="Tableau4.A2" office:value-type="string">
            <text:p text:style-name="P14">XP P 18-463</text:p>
          </table:table-cell>
          <table:table-cell table:style-name="Tableau4.A2" office:value-type="string">
            <text:p text:style-name="P7">RE</text:p>
            <text:p text:style-name="P7">CE</text:p>
            <text:p text:style-name="P7">SI</text:p>
          </table:table-cell>
          <table:table-cell table:style-name="Tableau4.A2" office:value-type="string">
            <text:p text:style-name="P15"/>
            <text:p text:style-name="P7"><text:change text:change-id="ct382739874944"/></text:p>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H2" office:value-type="string">
            <text:p text:style-name="P15"/>
          </table:table-cell>
        </table:table-row>
        <table:table-row>
          <table:table-cell table:style-name="Tableau4.A2" office:value-type="string">
            <text:p text:style-name="P18">23</text:p>
          </table:table-cell>
          <table:table-cell table:style-name="Tableau4.A2" office:value-type="string">
            <text:p text:style-name="P43">NF EN 933-<text:span text:style-name="T28">(</text:span>1,<text:span text:style-name="T28">3,9)</text:span></text:p>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6">RE</text:p>
            <text:p text:style-name="P16"/>
            <text:p text:style-name="P16">SI</text:p>
          </table:table-cell>
          <table:table-cell table:style-name="Tableau4.A2" office:value-type="string">
            <text:p text:style-name="P17"><text:change-start text:change-id="ct382739875184"/>RE<text:change-end text:change-id="ct382739875184"/></text:p>
            <text:p text:style-name="P16">CE</text:p>
          </table:table-cell>
          <table:table-cell table:style-name="Tableau4.H2" office:value-type="string">
            <text:p text:style-name="P16">RE (s)</text:p>
            <text:p text:style-name="P16"/>
            <text:p text:style-name="P16">SI</text:p>
          </table:table-cell>
        </table:table-row>
        <table:table-row>
          <table:table-cell table:style-name="Tableau4.A2" office:value-type="string">
            <text:p text:style-name="P18">23</text:p>
          </table:table-cell>
          <table:table-cell table:style-name="Tableau4.A2" office:value-type="string">
            <text:p text:style-name="P43">NF EN 1097-<text:span text:style-name="T28">(</text:span>1,2 <text:span text:style-name="T20">§ </text:span>5<text:span text:style-name="T28">)</text:span></text:p>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6">RE</text:p>
            <text:p text:style-name="P16"/>
            <text:p text:style-name="P16">SI</text:p>
          </table:table-cell>
          <table:table-cell table:style-name="Tableau4.A2" office:value-type="string">
            <text:p text:style-name="P17"><text:change-start text:change-id="ct382739875424"/>RE<text:change-end text:change-id="ct382739875424"/></text:p>
            <text:p text:style-name="P16">CE</text:p>
          </table:table-cell>
          <table:table-cell table:style-name="Tableau4.H2" office:value-type="string">
            <text:p text:style-name="P16">RE (s)</text:p>
            <text:p text:style-name="P16"/>
            <text:p text:style-name="P16">SI</text:p>
          </table:table-cell>
        </table:table-row>
        <table:table-row>
          <table:table-cell table:style-name="Tableau4.A2" office:value-type="string">
            <text:p text:style-name="P18">23</text:p>
          </table:table-cell>
          <table:table-cell table:style-name="Tableau4.A2" office:value-type="string">
            <text:p text:style-name="P43">NF EN 932-<text:span text:style-name="T28">(</text:span>1,2<text:span text:style-name="T28">)</text:span></text:p>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6">RE</text:p>
            <text:p text:style-name="P16"/>
            <text:p text:style-name="P16">SI</text:p>
          </table:table-cell>
          <table:table-cell table:style-name="Tableau4.A2" office:value-type="string">
            <text:p text:style-name="P17"><text:change-start text:change-id="ct382739868464"/>RE<text:change-end text:change-id="ct382739868464"/></text:p>
            <text:p text:style-name="P16">CE</text:p>
          </table:table-cell>
          <table:table-cell table:style-name="Tableau4.H2" office:value-type="string">
            <text:p text:style-name="P16">RE (s)</text:p>
            <text:p text:style-name="P16"/>
            <text:p text:style-name="P16">SI</text:p>
          </table:table-cell>
        </table:table-row>
      </table:table>
      <text:p text:style-name="Text_20_body"/>
      <text:p text:style-name="Text_20_body">RE : responsable d’essais</text:p>
      <text:p text:style-name="Text_20_body">CE : chargé d’essais</text:p>
      <text:p text:style-name="Text_20_body">SI : signataire</text:p>
      <text:p text:style-name="P39">(s) suppléant</text:p>
      <text:p text:style-name="P39"/>
      <text:p text:style-name="P9">Dispositions d’habilitation des signataires d<text:change-start text:change-id="ct382739872304"/><text:span text:style-name="T5">e l’UT bét</text:span><text:change-end text:change-id="ct382739872304"/><text:change-start text:change-id="ct382739868704"/><text:span text:style-name="T5">on durçi</text:span><text:change-end text:change-id="ct382739868704"/><text:change text:change-id="ct382738008320"/> : <text:span text:style-name="T27">Un agent est habilité à signer les procès-verbaux d’essais à la condition qu’il soit responsable d’essai. Le maintien de cette habilitation sera revu annuellement lors de la revue qualité du programme 3.</text:span></text:p>
      <text:p text:style-name="P38"/>
      <text:p text:style-name="P9">Dispositions d’habilitation des signataires d<text:change-start text:change-id="ct382738005680"/><text:span text:style-name="T5">e l’UT granulats</text:span><text:change-end text:change-id="ct382738005680"/><text:change text:change-id="ct382738009280"/> :</text:p>
      <text:list xml:id="list1539744460" text:style-name="L3">
        <text:list-item>
          <text:p text:style-name="P55">Un agent est habilité à signer les procès-verbaux d’essais s’il remplit au moins l’un des deux critères suivants : </text:p>
          <text:list>
            <text:list-item>
              <text:p text:style-name="P55">être responsable d’essai </text:p>
            </text:list-item>
            <text:list-item>
              <text:p text:style-name="P55">être chef d’unité Cofrac connaissant les exigences du référentiel NE EN ISO 17025 et justifiant d’une implication dans le domaine des granulats.</text:p>
            </text:list-item>
          </text:list>
        </text:list-item>
        <text:list-item>
          <text:p text:style-name="P55">Le maintien de cette habilitation sera revu annuellement lors de la revue qualité du programme 23.</text:p>
        </text:list-item>
      </text:list>
      <text:p text:style-name="P27"><text:change-start text:change-id="ct382738009520"/></text:p>
      <text:h text:style-name="P66" text:outline-level="1"><text:change-end text:change-id="ct382738009520"/><text:change-start text:change-id="ct382742253952"/>Conflits d’intérêt</text:h>
      <text:p text:style-name="P28"/>
      <text:p text:style-name="P28">4 types de conflits d’intérêts ont été dénombrés :</text:p>
      <text:p text:style-name="P28"/>
      <text:list xml:id="list3393197692" text:style-name="L4">
        <text:list-item>
          <text:p text:style-name="P62"><text:span text:style-name="T22">type 1 : intervention </text:span><text:span text:style-name="T23">récurrente </text:span><text:span text:style-name="T22">auprès d’une entreprise pour des essais sur béton ou granulat, cette entreprise intervenant sur un chantier où Cerema Clermont-Ferrand intervient comme contrôle extérieur de la maîtrise d’ouvrage</text:span></text:p>
          <text:p text:style-name="P56"/>
        </text:list-item>
        <text:list-item>
          <text:p text:style-name="P64"><text:span text:style-name="T22">t</text:span><text:span text:style-name="T21">ype 2 : audit NFBPE d’une centrale fournissant du béton sur un chantier où Cerema Clermont-Ferrand </text:span><text:span text:style-name="T24">intervient comme contrôle extérieur de la maîtrise d’ouvrage</text:span></text:p>
          <text:p text:style-name="P57"/>
        </text:list-item>
        <text:list-item>
          <text:p text:style-name="P57">type 3 : audit NFBPE d’une centrale qui emploie parmi son personnel un membre de la famille d’un auditeur NFBPE du Cerema Clermont-Ferrand</text:p>
          <text:p text:style-name="P57"/>
        </text:list-item>
        <text:list-item>
          <text:p text:style-name="P57">type 4 : audit NFBPE d’une centrale d’une usine de préfabrication, qui fournit un chantier sur lequel Cerema Clermont-Ferrand intervient comme contrôle extérieur</text:p>
        </text:list-item>
      </text:list>
      <text:p text:style-name="P29"/>
      <text:p text:style-name="P10"><text:change-end text:change-id="ct382742253952"/><text:change-start text:change-id="ct382742252512"/><text:span text:style-name="T31">L</text:span>e DLCF tiendra à jour un tableau des possibles conflits d’intérêt et le mettra à jour chaque année<text:change-end text:change-id="ct382742252512"/><text:change text:change-id="ct382742251552"/><text:change-start text:change-id="ct382742252032"/></text:p>
      <text:p text:style-name="P32">En cas de conflit avéré<text:change-end text:change-id="ct382742252032"/><text:change-start text:change-id="ct382742256832"/>, l’UT compétente alerte le RQD qui propose une décision à l’attention de la direction du laboratoire.<text:change-end text:change-id="ct382742256832"/><text:change-start text:change-id="ct382742250832"/></text:p>
      <text:h text:style-name="Heading_20_1" text:outline-level="1"><text:change-end text:change-id="ct382742250832"/><text:change-start text:change-id="ct382742250592"/>Risques</text:h>
      <text:p text:style-name="P30"/>
      <text:p text:style-name="P31"><text:change-end text:change-id="ct382742250592"/><text:change-start text:change-id="ct382742255392"/><text:span text:style-name="T37">Outre les défauts de confidentialité, qui sont traités précédemment, l</text:span><text:change-end text:change-id="ct382742255392"/><text:change-start text:change-id="ct382742250112"/>es risques susceptibles d’affecter la qualité des prestations COFRAC du DLCF sont les suivants :</text:p>
      <text:p text:style-name="P31"/>
      <text:list xml:id="list3907076762" text:style-name="L5">
        <text:list-item>
          <text:p text:style-name="P63"><text:change-end text:change-id="ct382742250112"/><text:change-start text:change-id="ct382742252752"/><text:span text:style-name="T26">défaut de </text:span><text:change-end text:change-id="ct382742252752"/><text:change-start text:change-id="ct382742256592"/><text:span text:style-name="T26">ressources humaines</text:span><text:change-end text:change-id="ct382742256592"/><text:change-start text:change-id="ct382742251072"/><text:span text:style-name="T26"> (</text:span><text:span text:style-name="T25">départ(s)/</text:span><text:span text:style-name="T26">mutation(s), défaillance de formation </text:span><text:span text:style-name="T38">ou de mise à disposition de l’information</text:span><text:span text:style-name="T26">)</text:span><text:change-end text:change-id="ct382742251072"/><text:change-start text:change-id="ct382742252272"/></text:p>
        </text:list-item>
        <text:list-item>
          <text:p text:style-name="P58"><text:span text:style-name="T32">utilisation </text:span>matériel<text:span text:style-name="T34">(s)</text:span>/<text:span text:style-name="T33">consommable(s)</text:span> <text:span text:style-name="T33">non conforme(s)</text:span></text:p>
        </text:list-item>
        <text:list-item>
          <text:p text:style-name="P59">risque organisationnel général lié aux réorganisations éventuelles de l’établissement public dont fait partie le laboratoire</text:p>
        </text:list-item>
        <text:list-item>
          <text:p text:style-name="P60">défaillance d’un prestataire externe </text:p>
        </text:list-item>
      </text:list>
      <text:p text:style-name="P32"/>
      <text:p text:style-name="P33">Les risques sont réévalués en permanence au fil de l’eau entre les UT et le RQD. La formalisation est réalisée chaque année par les UT en lien avec le RQD au cours de leur revue de direction</text:p>
      <text:p text:style-name="P33"/>
      <text:p text:style-name="P33">Lorsque des non conformités en lien avec le COFRAC sont détecté<text:span text:style-name="T35">e</text:span>s par le système, l’UT compétente évalue le risque induit par la non-conformité en lien avec le RQD et l’intègre <text:span text:style-name="T36">à</text:span> son analyse de risque si nécessaire.</text:p>
      <text:p text:style-name="P33"/>
      <text:p text:style-name="P46"/>
      <text:h text:style-name="Heading_20_2" text:outline-level="2"><text:change-end text:change-id="ct382742252272"/><text:change-start text:change-id="ct382742252992"/>Réclamations</text:h>
      <text:p text:style-name="P34"/>
      <text:p text:style-name="P34"><text:change-end text:change-id="ct382742252992"/><text:change-start text:change-id="ct382742257072"/>Les clients peuvent à tout moment de la vie d’une affaire déclencher une réclamation par courrier à l’adresse du directeur du laboratoire<text:change-end text:change-id="ct382742257072"/><text:change-start text:change-id="ct382742249872"/>, en ayant au préalable <text:change-end text:change-id="ct382742249872"/><text:change-start text:change-id="ct382742253232"/>pris l’attache du chef d’UT concerné. Lors du traitement de la réclamation, les conclusions sont approuvées par le RQD, indépendant des activités de production<text:change-end text:change-id="ct3827422532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OpenSymbol" svg:font-family="OpenSymbol"/>
    <style:font-face style:name="Tahoma1" svg:font-family="Tahoma"/>
    <style:font-face style:name="Arial1" svg:font-family="Arial" style:font-adornments="Gra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loext:graphic-properties draw:fill="none" draw:fill-color="#99ccff"/>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WW8Num5z0" style:family="text">
      <style:text-properties style:font-name="Arial Gras" fo:font-family="'Arial Gras'"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style:rel-width="100%" table:align="left"/>
    </style:style>
    <style:style style:name="Tableau2.A" style:family="table-column">
      <style:table-column-properties style:column-width="3.401cm" style:rel-column-width="1928*"/>
    </style:style>
    <style:style style:name="Tableau2.B" style:family="table-column">
      <style:table-column-properties style:column-width="9.299cm" style:rel-column-width="5272*"/>
    </style:style>
    <style:style style:name="Tableau2.C" style:family="table-column">
      <style:table-column-properties style:column-width="4.3cm" style:rel-column-width="2438*"/>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Header">
      <style:text-properties fo:font-size="6pt" style:font-size-asian="6pt" style:font-size-complex="6pt"/>
    </style:style>
    <style:style style:name="MP4" style:family="paragraph" style:parent-style-name="Footer">
      <style:text-properties fo:font-size="8pt" style:font-size-asian="8pt" style:font-size-complex="8pt"/>
    </style:style>
    <style:style style:name="MT1" style:family="text">
      <style:text-properties officeooo:rsid="0029aeef" fo:background-color="transparent" loext:char-shading-value="0"/>
    </style:style>
    <style:style style:name="MT2" style:family="text">
      <style:text-properties officeooo:rsid="0053d2c8" fo:background-color="transparent" loext:char-shading-value="0"/>
    </style:style>
    <style:style style:name="MT3" style:family="text">
      <style:text-properties officeooo:rsid="004b1323" fo:background-color="transparent" loext:char-shading-value="0"/>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82739871584" text:id="ct382739871584">
            <text:deletion>
              <office:change-info>
                <dc:creator>Alexandre CUER</dc:creator>
                <dc:date>2019-10-09T15:07:24</dc:date>
              </office:change-info>
              <text:p text:style-name="Table_20_Contents"><text:span text:style-name="MT1">4</text:span></text:p>
            </text:deletion>
          </text:changed-region>
          <text:changed-region xml:id="ct382878170144" text:id="ct382878170144">
            <text:deletion>
              <office:change-info>
                <dc:creator>Alexandre CUER</dc:creator>
                <dc:date>2019-10-16T17:21:38</dc:date>
              </office:change-info>
              <text:p text:style-name="Table_20_Contents"><text:span text:style-name="MT2">5</text:span></text:p>
            </text:deletion>
          </text:changed-region>
          <text:changed-region xml:id="ct382878173264" text:id="ct382878173264">
            <text:insertion>
              <office:change-info>
                <dc:creator>Alexandre CUER</dc:creator>
                <dc:date>2019-10-16T17:21:18</dc:date>
              </office:change-info>
            </text:insertion>
          </text:changed-region>
          <text:changed-region xml:id="ct382739875904" text:id="ct382739875904">
            <text:deletion>
              <office:change-info>
                <dc:creator>Alexandre CUER</dc:creator>
                <dc:date>2019-10-15T11:36:51</dc:date>
              </office:change-info>
              <text:p text:style-name="Table_20_Contents"><text:span text:style-name="MT1">03/06/2019</text:span></text:p>
            </text:deletion>
          </text:changed-region>
          <text:changed-region xml:id="ct382739870864" text:id="ct382739870864">
            <text:insertion>
              <office:change-info>
                <dc:creator>Alexandre CUER</dc:creator>
                <dc:date>2019-10-15T11:36:54</dc:date>
              </office:change-info>
            </text:insertion>
          </text:changed-region>
        </text:tracked-changes>
        <table:table table:name="Tableau2" table:style-name="Tableau2">
          <table:table-column table:style-name="Tableau2.A"/>
          <table:table-column table:style-name="Tableau2.B"/>
          <table:table-column table:style-name="Tableau2.C"/>
          <table:table-row>
            <table:table-cell table:style-name="Tableau2.A1" office:value-type="string">
              <text:p text:style-name="MP1">CEREMA</text:p>
              <text:p text:style-name="MP1">DTerCE</text:p>
            </table:table-cell>
            <table:table-cell table:style-name="Tableau2.A1" office:value-type="string">
              <text:p text:style-name="MP2">DLCF</text:p>
              <text:p text:style-name="MP2">ANNEXE SPECIFIQUE AU COFRAC</text:p>
            </table:table-cell>
            <table:table-cell table:style-name="Tableau2.C1" office:value-type="string">
              <text:p text:style-name="Table_20_Contents">Réf. : <text:bookmark-start text:name="P_REF"/>R<text:bookmark-end text:name="P_REF"/>2.DLCF.P.001</text:p>
              <text:p text:style-name="Table_20_Contents">Révision : <text:span text:style-name="MT1">1</text:span><text:change text:change-id="ct382739871584"/><text:change text:change-id="ct382878170144"/><text:change-start text:change-id="ct382878173264"/><text:span text:style-name="MT2">6</text:span><text:change-end text:change-id="ct382878173264"/></text:p>
              <text:p text:style-name="Table_20_Contents">Du <text:change text:change-id="ct382739875904"/><text:change-start text:change-id="ct382739870864"/><text:span text:style-name="MT3">15/10/2019</text:span><text:change-end text:change-id="ct382739870864"/></text:p>
            </table:table-cell>
          </table:table-row>
        </table:table>
        <text:p text:style-name="MP3"/>
      </style:header>
      <style:footer>
        <text:p text:style-name="MP4"><text:file-name text:display="name">01_DterCE_DLCF_R2_annexe_specifique_COFRAC_2019_05_rev16</text:file-name><text:tab/><text:tab/><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09-06-01T18:17:35</meta:creation-date>
    <dc:date>2019-10-16T17:21:43.580000000</dc:date>
    <meta:print-date>2019-10-15T16:18:37.342000000</meta:print-date>
    <meta:editing-cycles>94</meta:editing-cycles>
    <meta:editing-duration>P1DT11H16M52S</meta:editing-duration>
    <meta:printed-by>Alexandre CUER</meta:printed-by>
    <dc:creator>Alexandre CUER</dc:creator>
    <meta:document-statistic meta:table-count="3" meta:image-count="0" meta:object-count="0" meta:page-count="4" meta:paragraph-count="115" meta:word-count="756" meta:character-count="4623" meta:non-whitespace-character-count="3982"/>
    <meta:user-defined meta:name="Info 1"/>
    <meta:user-defined meta:name="Info 2"/>
    <meta:user-defined meta:name="Info 3"/>
    <meta:user-defined meta:name="Info 4"/>
  </office:meta>
</office:document-meta>
</file>